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LimitExceededException.SessionLimitExceededException( String message , @ Nullable Close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LimitExceededException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